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øde pr. 10 august 2010</text:p>
      <text:p text:style-name="Standard"/>
      <text:p text:style-name="Standard">Entry:</text:p>
      <text:list xml:id="list336122381" text:style-name="L1">
        <text:list-item>
          <text:p text:style-name="P2">Felttype validering</text:p>
          <text:list>
            <text:list-item>
              <text:p text:style-name="P2">Basal type check(tal, tekst, antal sepratorer)<text:tab/><text:tab/><text:tab/><text:tab/><text:tab/>(ok)</text:p>
            </text:list-item>
            <text:list-item>
              <text:p text:style-name="P2">position af seperatorer<text:tab/><text:tab/><text:tab/><text:tab/><text:tab/><text:tab/><text:tab/>(ok)</text:p>
            </text:list-item>
            <text:list-item>
              <text:p text:style-name="P2">syntax validering<text:tab/><text:tab/><text:tab/><text:tab/><text:tab/><text:tab/><text:tab/><text:tab/>(ok)</text:p>
            </text:list-item>
            <text:list-item>
              <text:p text:style-name="P2">håndtering af fejltastning<text:tab/><text:tab/><text:tab/><text:tab/><text:tab/><text:tab/><text:tab/>(ok)</text:p>
            </text:list-item>
          </text:list>
        </text:list-item>
        <text:list-item>
          <text:p text:style-name="P2">Håndtering af ”system” missing.<text:tab/><text:tab/><text:tab/><text:tab/><text:tab/><text:tab/>(ok)</text:p>
        </text:list-item>
        <text:list-item>
          <text:p text:style-name="P2">Ny record<text:tab/><text:tab/><text:tab/><text:tab/><text:tab/><text:tab/><text:tab/><text:tab/><text:tab/>(ok)</text:p>
        </text:list-item>
        <text:list-item>
          <text:p text:style-name="P2">Fastsættelse af separtorer (decimal, dato og tid). Virker ikke rigtigt.<text:tab/>(ok)</text:p>
        </text:list-item>
        <text:list-item>
          <text:p text:style-name="P2">Autojump ved komplet udfyldelse af felt<text:tab/><text:tab/><text:tab/><text:tab/><text:tab/>(ok)</text:p>
        </text:list-item>
        <text:list-item>
          <text:p text:style-name="P2">About dialog, med programmets versions information,<text:tab/><text:tab/><text:tab/>(ok)<text:line-break/>samt kerne versionen.</text:p>
          <text:list>
            <text:list-item>
              <text:p text:style-name="P2">Versions check på nettet, både Manager og Entry.<text:tab/><text:tab/><text:tab/><text:tab/>(ok)</text:p>
            </text:list-item>
            <text:list-item>
              <text:p text:style-name="P2">I ”hjælp” menu tilføjes ”copy version information”<text:tab/><text:tab/><text:tab/><text:tab/>(ok)<text:line-break/>Indeholder:</text:p>
              <text:list>
                <text:list-item>
                  <text:p text:style-name="P2">Version no (både program og kerne)<text:tab/><text:tab/><text:tab/><text:tab/><text:tab/>(ok)</text:p>
                </text:list-item>
                <text:list-item>
                  <text:p text:style-name="P2">OS<text:tab/><text:tab/><text:tab/><text:tab/><text:tab/><text:tab/><text:tab/><text:tab/><text:tab/>(ok)</text:p>
                </text:list-item>
                <text:list-item>
                  <text:p text:style-name="P2">Aktuel fil navn (komplet sti)<text:tab/><text:tab/><text:tab/><text:tab/><text:tab/><text:tab/>(ok)</text:p>
                </text:list-item>
                <text:list-item>
                  <text:p text:style-name="P2">antal felter<text:tab/><text:tab/><text:tab/><text:tab/><text:tab/><text:tab/><text:tab/><text:tab/>(ok)</text:p>
                </text:list-item>
                <text:list-item>
                  <text:p text:style-name="P2">antal records<text:tab/><text:tab/><text:tab/><text:tab/><text:tab/><text:tab/><text:tab/><text:tab/>(ok)</text:p>
                </text:list-item>
                <text:list-item>
                  <text:p text:style-name="P2">.epx version<text:tab/><text:tab/><text:tab/><text:tab/><text:tab/><text:tab/><text:tab/><text:tab/>(ok)</text:p>
                </text:list-item>
              </text:list>
            </text:list-item>
          </text:list>
        </text:list-item>
        <text:list-item>
          <text:p text:style-name="P2">Dato indtastning følger princip C1<text:tab/><text:tab/><text:tab/><text:tab/><text:tab/><text:tab/>(ok)</text:p>
        </text:list-item>
        <text:list-item>
          <text:p text:style-name="P2">Integer felter supporterer 64-bit, dvs. ca 19 tal.<text:tab/><text:tab/><text:tab/><text:tab/>(ok)</text:p>
        </text:list-item>
        <text:list-item>
          <text:p text:style-name="P2">Backup</text:p>
          <text:list>
            <text:list-item>
              <text:p text:style-name="P2">timed backup (tråd)<text:tab/><text:tab/><text:tab/><text:tab/><text:tab/><text:tab/><text:tab/><text:tab/>(ok)</text:p>
            </text:list-item>
            <text:list-item>
              <text:p text:style-name="P2">projekt settings: backup ved luk af program, &lt;projekt_navn&gt;.&lt;dato+tid&gt;.{zip|epz} (ok)</text:p>
            </text:list-item>
          </text:list>
        </text:list-item>
        <text:list-item>
          <text:p text:style-name="P2">SetFocus er forkert når der er AutoId felter midt i en form.<text:tab/><text:tab/><text:tab/>(ok)</text:p>
        </text:list-item>
        <text:list-item>
          <text:p text:style-name="P2">Komprimeret fil-format vha. 7zip</text:p>
        </text:list-item>
        <text:list-item>
          <text:p text:style-name="P2">Font/Størrelse mellem windows og linux.</text:p>
          <text:list>
            <text:list-item>
              <text:p text:style-name="P2">Verdana?</text:p>
            </text:list-item>
          </text:list>
        </text:list-item>
        <text:list-item>
          <text:p text:style-name="P2">Export data</text:p>
          <text:list>
            <text:list-item>
              <text:p text:style-name="P2">Stata</text:p>
            </text:list-item>
            <text:list-item>
              <text:p text:style-name="P2">Import i analysis</text:p>
            </text:list-item>
          </text:list>
        </text:list-item>
        <text:list-item>
          <text:p text:style-name="P2">Værdi kontrol</text:p>
          <text:list>
            <text:list-item>
              <text:p text:style-name="P2">Value label</text:p>
            </text:list-item>
            <text:list-item>
              <text:p text:style-name="P2">Range</text:p>
            </text:list-item>
            <text:list-item>
              <text:p text:style-name="P2">Missing</text:p>
            </text:list-item>
          </text:list>
        </text:list-item>
        <text:list-item>
          <text:p text:style-name="P2">Flere sprog</text:p>
        </text:list-item>
        <text:list-item>
          <text:p text:style-name="P2">Bruger kontrol</text:p>
        </text:list-item>
        <text:list-item>
          <text:p text:style-name="P2">Spørgsmål database (tilføjer sektioner)</text:p>
        </text:list-item>
        <text:list-item>
          <text:p text:style-name="P2">Kontrol strukturer</text:p>
          <text:list>
            <text:list-item>
              <text:p text:style-name="P2">Must enter</text:p>
            </text:list-item>
            <text:list-item>
              <text:p text:style-name="P2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894329134" text:style-name="L2">
        <text:list-item>
          <text:p text:style-name="P3">Tilføj ”import data” til File menuen, osv.</text:p>
          <text:list>
            <text:list-item>
              <text:p text:style-name="P3">”load data” ændres til ”import data”</text:p>
            </text:list-item>
            <text:list-item>
              <text:p text:style-name="P3">import af float felter med 0 decimaler ændres til integer felter!</text:p>
            </text:list-item>
          </text:list>
        </text:list-item>
        <text:list-item>
          <text:p text:style-name="P3">Open Project skal ikke kunne importerer andre filer.</text:p>
        </text:list-item>
        <text:list-item>
          <text:p text:style-name="P3"><text:soft-page-break/>Importer CSV filer, med samme kode som gamle manager.</text:p>
        </text:list-item>
      </text:list>
      <text:p text:style-name="Standard"/>
      <text:p text:style-name="Standard"/>
      <text:p text:style-name="Standard">Uden for katergori:</text:p>
      <text:list xml:id="list1334556307" text:style-name="L3">
        <text:list-item>
          <text:p text:style-name="P4">Print af dataform.</text:p>
        </text:list-item>
        <text:list-item>
          <text:p text:style-name="P4">CTRL+W indføres som standard til at lukke faneblade, fx ved flere åbne projekter/datafiler.</text:p>
        </text:list-item>
        <text:list-item>
          <text:p text:style-name="P4">Analysis importer XML filer.</text:p>
        </text:list-item>
        <text:list-item>
          <text:p text:style-name="P4">XML Schema</text:p>
        </text:list-item>
        <text:list-item>
          <text:p text:style-name="P4">Opdater WIKI med oversigt over XML struktu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0-10-04T09:36:17</dc:date>
    <dc:creator>Torsten Christiansen</dc:creator>
    <meta:editing-duration>PT18H49M45S</meta:editing-duration>
    <meta:editing-cycles>41</meta:editing-cycles>
    <meta:generator>OpenOffice.org/3.2$Linux OpenOffice.org_project/320m12$Build-9483</meta:generator>
    <meta:document-statistic meta:table-count="0" meta:image-count="0" meta:object-count="0" meta:page-count="2" meta:paragraph-count="54" meta:word-count="311" meta:character-count="1871"/>
  </office:meta>
</office:document-meta>
</file>